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5/2017<text:bookmark-end text:name="Text14"/></text:p>
            <text:p text:style-name="Normální">KVOP-24841/2017<text:bookmark-end text:name="Text2"/></text:p>
            <text:p text:style-name="Normální"><text:bookmark-start text:name="Text6"/>12. 09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J. 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<text:s/>H.,</text:p>
      <text:p text:style-name="Základnítext">dne 8. 9. 2017 byla do Kanceláře veřejného ochránce práv doručena Vaše žádost podle zákona č. 106/1999 Sb., o svobodném přístupu k informacím, ve znění pozdějších předpisů, kterou žádáte:</text:p>
      <text:list text:style-name="LFO5" text:continue-numbering="true">
        <text:list-item>
          <text:p text:style-name="P17">sdělit právní titul pro uveřejnění obrázku loga „Batman“ u inzerátu na volná pracovní místa na facebookové stránce veřejného ochránce práv, neboť zveřejněním tohoto obrázku na sítí Facebook došlo ke sdělení veřejnosti, a tudíž k užití autorského díla</text:p>
        </text:list-item>
        <text:list-item>
          <text:p text:style-name="P18">sdělit zdroj předmětného obrázku</text:p>
        </text:list-item>
        <text:list-item>
          <text:p text:style-name="P19">sdělit jméno osoby, která rozhodla o použití předmětného obrázku, a sdělit, zda se na tomto rozhodnutí podíleli osobně veřejná ochránkyně práv, či její zástupce</text:p>
        </text:list-item>
        <text:list-item>
          <text:p text:style-name="P20">sdělit výši licenčních a jiných poplatků a nákladů vynaložených na získání oprávnění k užití předmětného obrázku</text:p>
        </text:list-item>
        <text:list-item>
          <text:p text:style-name="P21">předložit veškeré smlouvy (zejména licenční), včetně dodatků, příloh a faktur, které se užití předmětného obrázku týkají<text:s/>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Obrázek loga „Batman“ pochází z databáze Pixabay (<text:a xlink:href="http://www.pixabay.com" office:target-frame-name="_top" xlink:show="replace"><text:span text:style-name="Hypertextovýodkaz">www.pixabay.com</text:span></text:a>), kde je uveden pod licenčními podmínkami „Creative Commons CC0“. Dále je v této databázi uvedeno, že je možné jej bez dalšího a zdarma použít pro další účely. Dle podmínek Pixabay nese za nahrání materiálů do databáze Pixabay odpovědnost ten, kdo je na server nahraje a umístí. Z těchto informací vycházel tiskový pracovník naší kanceláře při použití obrázku pro nekomerční užití.</text:p>
      <text:p text:style-name="Základnítext">K bodu č. 2</text:p>
      <text:p text:style-name="Normální">Předmětný obrázek byl získán z databáze Pixabay (www.pixabay.com), konkrétně z adresy:</text:p>
      <text:p text:style-name="Normální"><text:a xlink:href="https://pixabay.com/en/batman-logo-batman-logo-gold-1407484/" office:target-frame-name="_top" xlink:show="replace"><text:span text:style-name="Hypertextovýodkaz">https://pixabay.com/en/batman-logo-batman-logo-gold-1407484/</text:span></text:a></text:p>
      <text:p text:style-name="Základnítext"/>
      <text:soft-page-break/>
      <text:p text:style-name="Základnítext">K bodu č. 3</text:p>
      <text:p text:style-name="Základnítext">O užití předmětného obrázku rozhodl<text:s/>Mgr.<text:s/>Stanislav Biler, tiskový pracovník naší kanceláře.<text:s/></text:p>
      <text:p text:style-name="Základnítext">Na rozhodnutí tohoto pracovníka užít předmětný obrázek se nijak nepodílela ani Mgr. Anna Šabatová, Ph.D., veřejná ochránkyně práv, ani JUDr. Stanislav Křeček, zástupce veřejné ochránkyně práv.</text:p>
      <text:p text:style-name="Základnítext">K bodu č. 4</text:p>
      <text:p text:style-name="Základnítext">0,- Kč</text:p>
      <text:p text:style-name="Základnítext">K bodu č. 5</text:p>
      <text:p text:style-name="Základnítext">K užití předmětného obrázku nebyla písemně uzavřena žádná licenční ani jiná smlouva; nebyly fakturovány žádné částky – žádné faktury tudíž neexistují. Podmínky užití předmětného obrázku jsou vysvětleny v odpovědi k bodu 1 Vaší žádosti.</text:p>
      <text:p text:style-name="Základnítext"><text:s/>Odkaz na „obchodní podmínky“ databáze Pixabay:<text:s/><text:a xlink:href="https://pixabay.com/en/service/terms/" office:target-frame-name="_top" xlink:show="replace"><text:span text:style-name="Hypertextovýodkaz">https://pixabay.com/en/service/terms/</text:span></text:a><text:s/></text:p>
      <text:p text:style-name="Základnítext">Vážený pane H., věřím, že jsme Vám poskytli všechny relevantní a Vámi požadované informace, a to v režimu zákona o svobodném přístupu k informacím. Tento zákon bohužel není vhodnou platformou pro případnou další diskuzi nad vhodností užití předmětného obrázku na sociálních sítích. Z Vaší žádosti přitom vyplývá, že patrně považujete užití tohoto obrázku za nedostatečně právně ošetřené. Pokud je tomu skutečně tak, jsme připraveni si Váš názor vyslechnout (přečíst) a dále o něm diskutovat, nyní již mimo režim zmíněného zákona. Můžete mne kontaktovat na čísle<text:s/>… 777 884, či e-mailu david.slovacek@ochrance.cz.</text:p>
      <text:p text:style-name="Základnítext">Dále dovolte, abych Vám sdělil, že ihned poté, co jsem byl Vámi upozorněn na možné problematické užití předmětného obrázku (resp. chráněného loga na něm, když nemáme žádný doklad o ujednání mezi vlastníkem ochranné známky a autorem obrázku, resp. veřejnou databází Pixabay), nechal jsem předmětný obrázek ze sociální sítě stáhnout z důvodu právní jistoty. Mediální pracovník bez právního vzdělání důvěřoval veřejné databázi, z níž čas od času čerpá grafické prvky pro svoji práci. Děkuji tímto za Vaše upozornění.</text:p>
      <text:p text:style-name="Základnítext">S pozdravem</text:p>
      <text:p text:style-name="P22"/>
      <text:p text:style-name="podpis">Mgr.<text:s/>David Slováček<text:s/>v. r.</text:p>
      <text:p text:style-name="podpis">vedoucí<text:s/>sekretariátu veřejného ochránce práv</text:p>
      <text:p text:style-name="podpis">(dopis je opatřen elektronickým podpisem)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7WVI1*</text:span>*KVOPX007WVI1*</text:p>
        <text:p text:style-name="P12"><text:span text:style-name="T13">KVOPX007WVI1</text:span>KVOPX007WVI1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0-05T08:45:00Z</meta:creation-date>
    <dc:date>2017-10-05T08:45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64" meta:character-count="3888" meta:row-count="27" meta:non-whitespace-character-count="3331"/>
  </office:meta>
</office:document-meta>
</file>